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style="normal" style:text-underline-style="none" fo:font-weight="normal" officeooo:paragraph-rsid="0004bd2b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style:text-underline-style="none" fo:font-weight="normal" officeooo:paragraph-rsid="00067533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5pt" fo:font-style="normal" style:text-underline-style="none" fo:font-weight="normal" officeooo:paragraph-rsid="0006ad2f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5pt" fo:font-style="normal" style:text-underline-style="none" fo:font-weight="normal" officeooo:paragraph-rsid="0007ed50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fo:font-size="15pt" fo:font-style="normal" style:text-underline-style="solid" style:text-underline-width="auto" style:text-underline-color="font-color" fo:font-weight="normal" officeooo:paragraph-rsid="00067533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5pt" fo:font-style="italic" style:text-underline-style="solid" style:text-underline-width="auto" style:text-underline-color="font-color" fo:font-weight="bold" officeooo:paragraph-rsid="00067533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04bd2b"/>
    </style:style>
    <style:style style:name="T2" style:family="text">
      <style:text-properties fo:font-style="italic" style:text-underline-style="solid" style:text-underline-width="auto" style:text-underline-color="font-color" fo:font-weight="bold" officeooo:rsid="0004bd2b" style:font-style-asian="italic" style:font-weight-asian="bold" style:font-style-complex="italic" style:font-weight-complex="bold"/>
    </style:style>
    <style:style style:name="T3" style:family="text">
      <style:text-properties fo:font-size="14pt" officeooo:rsid="0004bd2b" style:font-size-asian="12.25pt" style:font-size-complex="14pt"/>
    </style:style>
    <style:style style:name="T4" style:family="text">
      <style:text-properties fo:font-size="14pt" officeooo:rsid="00060891" style:font-size-asian="12.25pt" style:font-size-complex="14pt"/>
    </style:style>
    <style:style style:name="T5" style:family="text">
      <style:text-properties fo:font-size="14pt" officeooo:rsid="00067533" style:font-size-asian="12.25pt" style:font-size-complex="14pt"/>
    </style:style>
    <style:style style:name="T6" style:family="text">
      <style:text-properties fo:font-size="14pt" officeooo:rsid="0006ad2f" style:font-size-asian="12.25pt" style:font-size-complex="14pt"/>
    </style:style>
    <style:style style:name="T7" style:family="text">
      <style:text-properties fo:font-size="14pt" officeooo:rsid="0007ed50" style:font-size-asian="12.25pt" style:font-size-complex="14pt"/>
    </style:style>
    <style:style style:name="T8" style:family="text">
      <style:text-properties fo:font-size="14pt" officeooo:rsid="0004bd2b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<text:span text:style-name="T2">Elektrische Kabel und Leitungen</text:span></text:p>
      <text:p text:style-name="P1"><text:span text:style-name="T2"/></text:p>
      <text:p text:style-name="P2"><text:span text:style-name="T8"/></text:p>
      <text:p text:style-name="P2"><text:span text:style-name="T8">→</text:span><text:span text:style-name="T1"> </text:span><text:span text:style-name="T3">Leitungen dienen dem Transport elektrischer Energie</text:span></text:p>
      <text:p text:style-name="P2"><text:span text:style-name="T3">→ Es gibt für verschiedene Einsatzbedienungen auch verschiedene Leitungen</text:span></text:p>
      <text:p text:style-name="P2"><text:span text:style-name="T3">→ Auswahl erfolgt nach Beanspruchung<text:tab/>- elektrisch</text:span></text:p>
      <text:p text:style-name="P2"><text:span text:style-name="T3"><text:tab/><text:tab/><text:tab/><text:tab/><text:tab/><text:tab/><text:tab/>- mechanisch</text:span></text:p>
      <text:p text:style-name="P2"><text:span text:style-name="T3"><text:tab/><text:tab/><text:tab/><text:tab/><text:tab/><text:tab/><text:tab/>- thermisch</text:span></text:p>
      <text:p text:style-name="P2"><text:span text:style-name="T3">→ Grün-gelbe Leiter dürfen ausschließlich als 'PE' oder 'PEN' verwendet werden.</text:span></text:p>
      <text:p text:style-name="P2"><text:span text:style-name="T3"/></text:p>
      <text:p text:style-name="P2"><text:span text:style-name="T3"/></text:p>
      <text:p text:style-name="P2"><text:span text:style-name="T3">→ internationale Norm (harmonisierte Bezeichnung)</text:span></text:p>
      <text:p text:style-name="P2"><text:span text:style-name="T3"><text:s text:c="3"/></text:span><text:span text:style-name="T4">→ siehe Tabellenbuch S. 413</text:span></text:p>
      <text:p text:style-name="P2"><text:span text:style-name="T4"><text:tab/>→ Beispiel: H03VV-U4G1,5</text:span></text:p>
      <text:p text:style-name="P2"><text:span text:style-name="T4"/></text:p>
      <text:p text:style-name="P2"><text:span text:style-name="T4"/></text:p>
      <text:p text:style-name="P7"><text:span text:style-name="T5">Auswahl der Leitungen</text:span></text:p>
      <text:p text:style-name="P3"><text:span text:style-name="T5"/></text:p>
      <text:p text:style-name="P3"><text:span text:style-name="T5">Welche Leitung mit welchem Querschnitt für welchen Zweck?</text:span></text:p>
      <text:p text:style-name="P3"><text:span text:style-name="T5"/></text:p>
      <text:p text:style-name="P6"><text:span text:style-name="T5">Auswahl der Leitungen nach Adernart</text:span></text:p>
      <text:p text:style-name="P3"><text:span text:style-name="T5"/></text:p>
      <text:p text:style-name="P3"><text:span text:style-name="T5">- für Gebäudeverdrahtung (Festinstallation) ausschließlich massive Kupferleiter (ab 16 mm² mehrdrähtige Leiter)</text:span></text:p>
      <text:p text:style-name="P4"><text:span text:style-name="T6">- für Zählerplatzverdrahtung Einzeladern</text:span></text:p>
      <text:p text:style-name="P4"><text:span text:style-name="T6">- für bewegliche Geräteanschlussleitungen fein- und fein-drahtige flexible Leitungen</text:span></text:p>
      <text:p text:style-name="P4"><text:span text:style-name="T6"/></text:p>
      <text:p text:style-name="P4"><text:span text:style-name="T6"/></text:p>
      <text:p text:style-name="P4"><text:span text:style-name="T6">Auswahl nach der Isolation:</text:span></text:p>
      <text:p text:style-name="P4"><text:span text:style-name="T6"/></text:p>
      <text:p text:style-name="P2"><text:span text:style-name="T3"/></text:p>
      <text:p text:style-name="P4"><text:span text:style-name="T6">→ <text:s/>Mantelleitung (NMY)<text:tab/>- in / unter / auf Putz</text:span></text:p>
      <text:p text:style-name="P4"><text:span text:style-name="T6"><text:tab/><text:tab/><text:tab/><text:tab/><text:tab/>- in trockenen feuchten oder nassen Räumen</text:span></text:p>
      <text:p text:style-name="P2"><text:span text:style-name="T3"><text:tab/><text:tab/><text:tab/><text:tab/><text:tab/></text:span><text:span text:style-name="T6">- im freien und in Beton</text:span></text:p>
      <text:p text:style-name="P2"><text:span text:style-name="T6"/></text:p>
      <text:p text:style-name="P2"><text:span text:style-name="T6"/></text:p>
      <text:p text:style-name="P4"><text:span text:style-name="T6">→ Stegleitung (NYIF)<text:tab/><text:tab/>- in / unter Putz</text:span></text:p>
      <text:p text:style-name="P2"><text:span text:style-name="T6"><text:tab/><text:tab/><text:tab/><text:tab/><text:tab/>- in trockenen Räumen</text:span></text:p>
      <text:p text:style-name="P2"><text:span text:style-name="T6"/></text:p>
      <text:p text:style-name="P2"><text:span text:style-name="T6"/></text:p>
      <text:p text:style-name="P5"><text:span text:style-name="T7">→ leichte Kunststoff-<text:tab/><text:tab/>- in trockenen Räumen, geringe mechanische</text:span></text:p>
      <text:p text:style-name="P2"><text:span text:style-name="T6"><text:s text:c="5"/></text:span><text:span text:style-name="T7">Schlauchleitung<text:tab/><text:tab/> <text:s/>Beanspruchung</text:span></text:p>
      <text:p text:style-name="P2"><text:span text:style-name="T6"><text:s text:c="5"/></text:span><text:span text:style-name="T7">(H03VV-F)</text:span></text:p>
      <text:p text:style-name="P2"><text:span text:style-name="T6"/></text:p>
      <text:p text:style-name="P2"><text:span text:style-name="T6"/></text:p>
      <text:p text:style-name="P5"><text:soft-page-break/><text:span text:style-name="T7">Auswahl nach der Strombelastung</text:span></text:p>
      <text:p text:style-name="P5"><text:span text:style-name="T7"/></text:p>
      <text:p text:style-name="P5"><text:span text:style-name="T7"/></text:p>
      <text:p text:style-name="P5"><text:span text:style-name="T7">- Leitererwärmung ist direkte Folge der Strombelastung</text:span></text:p>
      <text:p text:style-name="P5"><text:span text:style-name="T7">- Strom → Erwärmung → Betriebstemperatur für jede Leitung festgelegt</text:span></text:p>
      <text:p text:style-name="P5"><text:span text:style-name="T7">- maximale Temperatur abhängig von Isoliermaterial</text:span></text:p>
      <text:p text:style-name="P5"><text:span text:style-name="T7">- Grenztemperaturen für jede Leitung festgelegt</text:span></text:p>
      <text:p text:style-name="P5"><text:span text:style-name="T7"/></text:p>
      <text:p text:style-name="P5"><text:span text:style-name="T7"/></text:p>
      <text:p text:style-name="P5"><text:span text:style-name="T7">Strombelastung ist von verschiedenen Faktoren abhängig:</text:span></text:p>
      <text:p text:style-name="P2"><text:span text:style-name="T6"/></text:p>
      <text:p text:style-name="P5"><text:span text:style-name="T7">- Stromwärme (Stromdichte, Adernzahl)</text:span></text:p>
      <text:p text:style-name="P5"><text:span text:style-name="T7">- Wärmeabfuhr (Verlegeart)</text:span></text:p>
      <text:p text:style-name="P5"><text:span text:style-name="T7">- Umgebungstemperatur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oft-page-break/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0:53:29.69</meta:creation-date>
    <dc:date>2013-01-22T13:05:00.29</dc:date>
    <meta:editing-duration>PT1H41M7S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3" meta:paragraph-count="34" meta:word-count="196" meta:character-count="1497" meta:non-whitespace-character-count="1283"/>
  </office:meta>
</office:document-meta>
</file>